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3aaf" officeooo:paragraph-rsid="00023aaf"/>
    </style:style>
    <style:style style:name="P2" style:family="paragraph" style:parent-style-name="Standard">
      <style:text-properties officeooo:paragraph-rsid="00023aaf"/>
    </style:style>
    <style:style style:name="P3" style:family="paragraph" style:parent-style-name="Standard">
      <style:text-properties officeooo:rsid="000334c5" officeooo:paragraph-rsid="000334c5"/>
    </style:style>
    <style:style style:name="P4" style:family="paragraph" style:parent-style-name="Standard">
      <style:text-properties officeooo:rsid="00034a06" officeooo:paragraph-rsid="00034a06"/>
    </style:style>
    <style:style style:name="P5" style:family="paragraph" style:parent-style-name="Standard">
      <style:text-properties officeooo:rsid="0003cd11" officeooo:paragraph-rsid="0003cd11"/>
    </style:style>
    <style:style style:name="T1" style:family="text">
      <style:text-properties officeooo:rsid="00023aaf"/>
    </style:style>
    <style:style style:name="T2" style:family="text">
      <style:text-properties officeooo:rsid="00034a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www.theplantlist.org/tpl1.1/search?q=Aa%20*&amp;csv=true</text:p>
      <text:p text:style-name="P1"/>
      <text:p text:style-name="P1">download a bunch of these files</text:p>
      <text:p text:style-name="P2"><text:span text:style-name="T1"><text:tab/></text:span><text:bookmark text:name=":8h.co"/>urllib.request.urlretrieve</text:p>
      <text:p text:style-name="P1"><text:tab/> </text:p>
      <text:p text:style-name="P3">copy and paste list of all genera from angiosperms</text:p>
      <text:p text:style-name="P3">read in</text:p>
      <text:p text:style-name="P3"><text:tab/>strip white space</text:p>
      <text:p text:style-name="P3"><text:tab/>split lines on '('</text:p>
      <text:p text:style-name="P3"><text:tab/>build defaultdict based on family name--list of genera (do not add genera starting with 'x ')</text:p>
      <text:p text:style-name="P3"><text:tab/>build family name set</text:p>
      <text:p text:style-name="P3"><text:tab/>randomly sample 10 families from family name set</text:p>
      <text:p text:style-name="P3"><text:tab/>pull len of values for those 10 families. If 100&lt;= &lt;=1000, ok, if more, resample until 100&lt; = &lt;=1000</text:p>
      <text:p text:style-name="P3">retrieve all those csv files</text:p>
      <text:p text:style-name="P3"><text:tab/>add in 5 second sleep between requests</text:p>
      <text:p text:style-name="P4">concatenate all csv files</text:p>
      <text:p text:style-name="P3"><text:span text:style-name="T2"><text:tab/></text:span>os.system("cat file*.txt &gt;&gt; OutFile.txt")<text:tab/></text:p>
      <text:p text:style-name="P3"/>
      <text:p text:style-name="P4">read mega file in via pandas</text:p>
      <text:p text:style-name="P4"/>
      <text:p text:style-name="P4"/>
      <text:p text:style-name="P1"><text:tab/></text:p>
      <text:p text:style-name="P1"><text:tab/>Scientific names of often considered stable, the ultimate gold standard when communicating what species you're trying to talk about. However, that is not always the case! Sometimes people publish a 'new' species without realizing it has been discovered already. Or someone else goes through and realizes that two species with different names are actually the same. Or species are found to fit better in a new genus or even family as time goes on. With the advent of genotyping and then cheaper and faster genotyping, phylogenies (the trees that show how different groups are related to one another) have been shifting. <text:span text:style-name="T2">Different groups have set up guidelines for how to name species and what species 'accepted' name is. For plants, the International Code of Nomenclature for algae, fungi, and plants (ICN) sets these naming rules. </text:span></text:p>
      <text:p text:style-name="P5"><text:tab/>I am interested in looking at changes in plant names within different taxanomic levels (genus and family) and over time. While I was not able to find a recent or comprehensive dataset that had everything I wanted, I did find I could download a large number of files from The Plant List (www.theplantlist.org). This database was last updated in 2012, and does not offer guarantees about current accuracy, nor does it show information about the frequency of usage overtime (see http://www.theplantlist.org/1.1/about/ for more information about the data sources). Also, there was not a way to request the entire database via the web; I assume I could contact them for the entire database, but given the time constraints (databases like this are often 'maintained' by a very small number of people after the initial build so it's often unclear as to when a response will come). Instead (and to avoid being accused of spamming the site), I opted to randomly pull the csv files of genera from randomly selected angiosperm (flowering plant) families. </text:p>
      <text:p text:style-name="P1"/>
      <text:p text:style-name="P4">Numbers of synonyms for different species</text:p>
      <text:p text:style-name="P4">Number of synonyms by family (genus)--some families (genera) more synonyms?</text:p>
      <text:p text:style-name="P4">Dates of names being recorded--early in discovery? Later <text:s/>on? Frequency of shifts?</text:p>
      <text:p text:style-name="P4">Changes between family vs. genus vs. just specific epithet? Changes and time between first pub of that name? </text:p>
      <text:p text:style-name="P4"><text:soft-page-break/>Earlier name accepted vs. later name accep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2T15:40:48.755001492</meta:creation-date>
    <dc:date>2019-02-02T16:31:13.399946647</dc:date>
    <meta:editing-duration>PT32S</meta:editing-duration>
    <meta:editing-cycles>1</meta:editing-cycles>
    <meta:document-statistic meta:table-count="0" meta:image-count="0" meta:object-count="0" meta:page-count="2" meta:paragraph-count="25" meta:word-count="462" meta:character-count="2874" meta:non-whitespace-character-count="2418"/>
    <meta:generator>LibreOffice/5.1.6.2$Linux_X86_64 LibreOffice_project/10m0$Build-2</meta:generator>
  </office:meta>
</office:document-meta>
</file>